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80000003601FC3E8907C166E2B.png" manifest:media-type="image/png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ccanthis ADF Std No2" svg:font-family="'Accanthis ADF Std No2'" style:font-pitch="variable"/>
    <style:font-face style:name="Amiri Quran Colored" svg:font-family="'Amiri Quran Colored'" style:font-pitch="variable"/>
    <style:font-face style:name="Arial" svg:font-family="Arial" style:font-pitch="variable"/>
    <style:font-face style:name="C059" svg:font-family="C059" style:font-pitch="variable"/>
    <style:font-face style:name="Liberation Sans1" svg:font-family="'Liberation Sans'" style:font-pitch="variable"/>
    <style:font-face style:name="Linux Biolinum Keyboard O" svg:font-family="'Linux Biolinum Keyboard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90%" draw:red="0%" draw:green="0%" draw:blue="0%" fo:clip="rect(8.099cm, 5.084cm, 5.615cm, 10.426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8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4000" fo:min-height="0.78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0.892cm"/>
      <style:paragraph-properties style:writing-mode="lr-tb"/>
    </style:style>
    <style:style style:name="gr6" style:family="graphic" style:parent-style-name="objectwithoutfill">
      <style:graphic-properties svg:stroke-color="#000000" draw:fill="solid" draw:textarea-vertical-align="middle"/>
    </style:style>
    <style:style style:name="P1" style:family="paragraph">
      <loext:graphic-properties draw:fill="none"/>
      <style:paragraph-properties fo:text-align="center"/>
      <style:text-properties fo:font-weight="bold"/>
    </style:style>
    <style:style style:name="P2" style:family="paragraph">
      <style:text-properties fo:color="#000000" style:font-name="Liberation Sans2" fo:font-size="19.2999992370605pt" fo:text-shadow="none" fo:font-weight="bold" fo:background-color="transparent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color="#000000" style:font-name="Liberation Sans2" fo:font-size="19.2999992370605pt" fo:text-shadow="none" fo:font-weight="bold" fo:background-color="transparent" style:font-weight-asian="bold" style:font-weight-complex="bold"/>
    </style:style>
    <style:style style:name="P4" style:family="paragraph">
      <style:text-properties fo:font-size="19.2999992370605pt" fo:font-weight="bold" style:font-weight-asian="bold" style:font-weight-complex="bold"/>
    </style:style>
    <style:style style:name="P5" style:family="paragraph">
      <loext:graphic-properties draw:fill="none" draw:fill-color="#ff4000"/>
      <style:paragraph-properties style:writing-mode="lr-tb"/>
      <style:text-properties fo:font-size="19.2999992370605pt" fo:font-weight="bold" style:font-weight-asian="bold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font-size="19.2999992370605pt" fo:font-weight="bold" style:font-weight-asian="bold" style:font-weight-complex="bold"/>
    </style:style>
    <style:style style:name="P7" style:family="paragraph">
      <style:text-properties fo:font-size="19.2999992370605pt" fo:font-weight="bold"/>
    </style:style>
    <style:style style:name="P8" style:family="paragraph">
      <loext:graphic-properties draw:fill="none" draw:fill-color="#ffffff"/>
      <style:paragraph-properties style:writing-mode="lr-tb"/>
      <style:text-properties fo:font-size="19.2999992370605pt" fo:font-weight="bold"/>
    </style:style>
    <style:style style:name="P9" style:family="paragraph">
      <style:text-properties fo:font-size="19.2999992370605pt"/>
    </style:style>
    <style:style style:name="P10" style:family="paragraph">
      <loext:graphic-properties draw:fill="none" draw:fill-color="#ffffff"/>
      <style:paragraph-properties style:writing-mode="lr-tb"/>
      <style:text-properties fo:font-size="19.2999992370605pt"/>
    </style:style>
    <style:style style:name="P11" style:family="paragraph">
      <style:paragraph-properties fo:text-align="center"/>
    </style:style>
    <style:style style:name="P12" style:family="paragraph">
      <style:text-properties style:text-outline="false" style:text-line-through-style="none" style:text-line-through-type="none" fo:font-size="19.2999992370605pt" fo:text-shadow="none" fo:font-weight="bold" style:font-weight-asian="bold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style:text-outline="false" style:text-line-through-style="none" style:text-line-through-type="none" fo:font-size="19.2999992370605pt" fo:text-shadow="none" fo:font-weight="bold" style:font-weight-asian="bold" style:font-weight-complex="bold"/>
    </style:style>
    <style:style style:name="P14" style:family="paragraph">
      <loext:graphic-properties draw:fill="solid"/>
      <style:paragraph-properties fo:text-align="center"/>
    </style:style>
    <style:style style:name="T1" style:family="text">
      <style:text-properties fo:color="#000000" style:font-name="Liberation Sans2" fo:text-shadow="none" fo:font-weight="bold" fo:background-color="transparent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outline="false" style:text-line-through-style="none" style:text-line-through-type="none" fo:font-size="20pt" fo:text-shadow="none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199cm" svg:height="11.969cm" svg:x="0cm" svg:y="1.4cm">
          <draw:image xlink:href="Pictures/1000020100000480000003601FC3E8907C166E2B.png" xlink:type="simple" xlink:show="embed" xlink:actuate="onLoad" loext:mime-type="image/png">
            <text:p/>
          </draw:image>
        </draw:frame>
        <draw:frame draw:style-name="gr2" draw:text-style-name="P3" draw:layer="layout" svg:width="1.105cm" svg:height="1.031cm" svg:x="3.695cm" svg:y="1.969cm">
          <draw:text-box>
            <text:p text:style-name="P2"><text:span text:style-name="T1">1</text:span></text:p>
          </draw:text-box>
        </draw:frame>
        <draw:frame draw:style-name="gr3" draw:text-style-name="P5" draw:layer="layout" svg:width="0.884cm" svg:height="1.031cm" svg:x="9.516cm" svg:y="1.8cm">
          <draw:text-box>
            <text:p text:style-name="P4"><text:span text:style-name="T2">2</text:span></text:p>
          </draw:text-box>
        </draw:frame>
        <draw:frame draw:style-name="gr2" draw:text-style-name="P6" draw:layer="layout" svg:width="1.326cm" svg:height="1.031cm" svg:x="14.774cm" svg:y="1.9cm">
          <draw:text-box>
            <text:p text:style-name="P4"><text:span text:style-name="T2">3</text:span></text:p>
          </draw:text-box>
        </draw:frame>
        <draw:frame draw:style-name="gr2" draw:text-style-name="P8" draw:layer="layout" svg:width="1.326cm" svg:height="1.031cm" svg:x="15.074cm" svg:y="6.6cm">
          <draw:text-box>
            <text:p text:style-name="P7">4</text:p>
          </draw:text-box>
        </draw:frame>
        <draw:frame draw:style-name="gr2" draw:text-style-name="P6" draw:layer="layout" svg:width="1.326cm" svg:height="1.031cm" svg:x="9.574cm" svg:y="11.6cm">
          <draw:text-box>
            <text:p text:style-name="P4"><text:span text:style-name="T2">6</text:span></text:p>
          </draw:text-box>
        </draw:frame>
        <draw:frame draw:style-name="gr2" draw:text-style-name="P8" draw:layer="layout" svg:width="1.326cm" svg:height="1.031cm" svg:x="3.5cm" svg:y="11.3cm">
          <draw:text-box>
            <text:p text:style-name="P7">7</text:p>
          </draw:text-box>
        </draw:frame>
        <draw:frame draw:style-name="gr2" draw:text-style-name="P10" draw:layer="layout" svg:width="2.211cm" svg:height="1.031cm" svg:x="1.3cm" svg:y="6.669cm">
          <draw:text-box>
            <text:p text:style-name="P9">GND</text:p>
          </draw:text-box>
        </draw:frame>
        <draw:custom-shape draw:style-name="gr4" draw:text-style-name="P11" draw:layer="layout" svg:width="0.2cm" svg:height="0.2cm" draw:transform="rotate (0.00366519142918809) translate (4.199cm 11.50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" draw:text-style-name="P13" draw:layer="layout" svg:width="0.927cm" svg:height="1.142cm" svg:x="9.173cm" svg:y="6.1cm">
          <draw:text-box>
            <text:p text:style-name="P12"><text:span text:style-name="T3">5</text:span></text:p>
          </draw:text-box>
        </draw:frame>
        <draw:line draw:style-name="gr6" draw:text-style-name="P14" draw:layer="layout" svg:x1="4.3cm" svg:y1="7.1cm" svg:x2="3.8cm" svg:y2="7.1cm">
          <text:p/>
        </draw:line>
        <draw:line draw:style-name="gr6" draw:text-style-name="P14" draw:layer="layout" svg:x1="3.2cm" svg:y1="6.9cm" svg:x2="3.2cm" svg:y2="7.5cm">
          <text:p/>
        </draw:line>
        <draw:line draw:style-name="gr6" draw:text-style-name="P14" draw:layer="layout" svg:x1="3.5cm" svg:y1="6.6cm" svg:x2="3.5cm" svg:y2="7.8cm">
          <text:p/>
        </draw:line>
        <draw:line draw:style-name="gr6" draw:text-style-name="P14" draw:layer="layout" svg:x1="3.8cm" svg:y1="6.1cm" svg:x2="3.8cm" svg:y2="8.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ccanthis ADF Std No2" svg:font-family="'Accanthis ADF Std No2'" style:font-pitch="variable"/>
    <style:font-face style:name="Amiri Quran Colored" svg:font-family="'Amiri Quran Colored'" style:font-pitch="variable"/>
    <style:font-face style:name="Arial" svg:font-family="Arial" style:font-pitch="variable"/>
    <style:font-face style:name="C059" svg:font-family="C059" style:font-pitch="variable"/>
    <style:font-face style:name="Liberation Sans1" svg:font-family="'Liberation Sans'" style:font-pitch="variable"/>
    <style:font-face style:name="Linux Biolinum Keyboard O" svg:font-family="'Linux Biolinum Keyboard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2" style:repeat="stretch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gr2" style:family="graphic" style:parent-style-name="standard" style:list-style-name="ML2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3" style:family="graphic" style:parent-style-name="standard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fo:margin-top="0cm" fo:margin-bottom="0cm" fo:line-height="100%" fo:text-align="start" style:punctuation-wrap="hanging" style:writing-mode="lr-tb"/>
      <style:text-properties fo:font-size="38.5999984741211pt" fo:hyphenate="false"/>
    </style:style>
    <style:style style:name="MP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8.5999984741211pt" fo:hyphenate="false"/>
    </style:style>
    <style:style style:name="MP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4.2999992370605pt" fo:hyphenate="false"/>
    </style:style>
    <style:style style:name="MP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4.2999992370605pt" fo:hyphenate="false"/>
    </style:style>
    <style:style style:name="MP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4.2999992370605pt" fo:hyphenate="false"/>
    </style:style>
    <style:style style:name="MP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4.2999992370605pt" fo:hyphenate="false"/>
    </style:style>
    <style:style style:name="MP7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34.2999992370605pt" fo:hyphenate="false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.8999996185303pt" fo:hyphenate="false"/>
    </style:style>
    <style:style style:name="M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.8999996185303pt" style:font-size-asian="14pt" style:font-size-complex="14pt" fo:hyphenate="false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.8999996185303pt" fo:hyphenate="false"/>
    </style:style>
    <style:style style:name="M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.8999996185303pt" style:font-size-asian="14pt" style:font-size-complex="14pt" fo:hyphenate="false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.8999996185303pt" fo:hyphenate="false"/>
    </style:style>
    <style:style style:name="MP1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.8999996185303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7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Title_20__2b__20_Content" style:display-name="Title + Content" style:page-layout-name="PM0" draw:style-name="Mdp2">
      <draw:frame draw:name="Title 1" draw:style-name="Mgr1" draw:text-style-name="MP2" draw:layer="backgroundobjects" svg:width="17.58cm" svg:height="3.759cm" svg:x="1.706cm" svg:y="6.276cm">
        <draw:text-box>
          <text:p text:style-name="MP1"><text:span text:style-name="MT1">Cli</text:span><text:span text:style-name="MT1">ck </text:span><text:span text:style-name="MT1">to </text:span><text:span text:style-name="MT1">ed</text:span><text:span text:style-name="MT1">it </text:span><text:span text:style-name="MT1">M</text:span><text:span text:style-name="MT1">as</text:span><text:span text:style-name="MT1">ter </text:span><text:span text:style-name="MT1">titl</text:span><text:span text:style-name="MT1">e </text:span><text:span text:style-name="MT1">st</text:span><text:span text:style-name="MT1">yl</text:span><text:span text:style-name="MT1">e</text:span></text:p>
        </draw:text-box>
      </draw:frame>
      <draw:frame draw:name="Content Placeholder 2" draw:style-name="Mgr2" draw:text-style-name="MP7" draw:layer="backgroundobjects" svg:width="17.58cm" svg:height="15.96cm" svg:x="1.706cm" svg:y="10.568cm">
        <draw:text-box>
          <text:list text:style-name="ML2">
            <text:list-item>
              <text:p text:style-name="MP3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e</text:span><text:span text:style-name="MT2">x</text:span><text:span text:style-name="MT2">t </text:span><text:span text:style-name="MT2">s</text:span><text:span text:style-name="MT2">t</text:span><text:span text:style-name="MT2">y</text:span><text:span text:style-name="MT2">l</text:span><text:span text:style-name="MT2">e</text:span><text:span text:style-name="MT2">s</text:span></text:p>
              <text:list>
                <text:list-item>
                  <text:p text:style-name="MP4"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<text:list>
                    <text:list-item>
                      <text:p text:style-name="MP5"><text:span text:style-name="MT4">T</text:span><text:span text:style-name="MT4">h</text:span><text:span text:style-name="MT4">i</text:span><text:span text:style-name="MT4">r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/text:p>
                      <text:list>
                        <text:list-item>
                          <text:p text:style-name="MP6"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    <text:list>
                            <text:list-item>
                              <text:p text:style-name="MP6"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draw:style-name="Mgr3" draw:text-style-name="MP9" draw:layer="backgroundobjects" svg:width="4.242cm" svg:height="1.326cm" svg:x="1.706cm" svg:y="27.778cm">
        <draw:text-box>
          <text:p text:style-name="MP8"><text:span text:style-name="MT6"><text:date style:data-style-name="D4" text:date-value="2021-03-18">18/03/2021</text:date></text:span></text:p>
        </draw:text-box>
      </draw:frame>
      <draw:frame draw:name="Footer Placeholder 4" draw:style-name="Mgr3" draw:text-style-name="MP11" draw:layer="backgroundobjects" svg:width="7.116cm" svg:height="1.326cm" svg:x="7.174cm" svg:y="27.778cm">
        <draw:text-box>
          <text:p text:style-name="MP10"><text:span text:style-name="MT7">TCFE: </text:span><text:span text:style-name="MT7">DEEC/In</text:span><text:span text:style-name="MT7">stituto </text:span><text:span text:style-name="MT7">Superior </text:span><text:span text:style-name="MT7">Técnico </text:span></text:p>
        </draw:text-box>
      </draw:frame>
      <draw:frame draw:name="Slide Number Placeholder 5" draw:style-name="Mgr3" draw:text-style-name="MP13" draw:layer="backgroundobjects" svg:width="4.207cm" svg:height="1.326cm" svg:x="15.08cm" svg:y="27.778cm">
        <draw:text-box>
          <text:p text:style-name="MP12"><text:span text:style-name="MT7"><text:page-number>&lt;number&gt;</text:page-number></text:span></text:p>
        </draw:text-box>
      </draw:fra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5T12:29:37.775572838</meta:creation-date>
    <dc:date>2021-03-18T18:55:32.492207587</dc:date>
    <meta:editing-duration>PT3H6M10S</meta:editing-duration>
    <meta:editing-cycles>5</meta:editing-cycles>
    <meta:generator>LibreOffice/6.4.6.2$Linux_X86_64 LibreOffice_project/40$Build-2</meta:generator>
    <meta:document-statistic meta:object-count="19"/>
  </office:meta>
</office:document-meta>
</file>